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7506in" style:use-optimal-column-width="false"/>
    </style:style>
    <style:style style:name="TableColumn3" style:family="table-column">
      <style:table-column-properties style:column-width="0.8673in" style:use-optimal-column-width="false"/>
    </style:style>
    <style:style style:name="TableColumn4" style:family="table-column">
      <style:table-column-properties style:column-width="1.0611in" style:use-optimal-column-width="false"/>
    </style:style>
    <style:style style:name="TableColumn5" style:family="table-column">
      <style:table-column-properties style:column-width="1.0611in" style:use-optimal-column-width="false"/>
    </style:style>
    <style:style style:name="TableColumn6" style:family="table-column">
      <style:table-column-properties style:column-width="1.0611in" style:use-optimal-column-width="false"/>
    </style:style>
    <style:style style:name="TableColumn7" style:family="table-column">
      <style:table-column-properties style:column-width="1.1465in" style:use-optimal-column-width="false"/>
    </style:style>
    <style:style style:name="TableColumn8" style:family="table-column">
      <style:table-column-properties style:column-width="0.9326in" style:use-optimal-column-width="false"/>
    </style:style>
    <style:style style:name="Table1" style:family="table" style:master-page-name="MP0">
      <style:table-properties style:width="6.8805in" fo:margin-left="0in" table:align="left"/>
    </style:style>
    <style:style style:name="TableRow9" style:family="table-row">
      <style:table-row-properties style:min-row-height="0.7138in"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break-before="page" fo:text-align="justify" fo:margin-top="0.1666in" fo:line-height="100%" style:page-number="1"/>
    </style:style>
    <style:style style:name="TableCell13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text-align="center" fo:margin-top="0.1666in" fo:line-height="100%"/>
    </style:style>
    <style:style style:name="T15" style:parent-style-name="DefaultParagraphFont" style:family="text">
      <style:text-properties fo:font-weight="bold" style:font-weight-asian="bold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Row31" style:family="table-row">
      <style:table-row-properties style:min-row-height="2.7402in"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center" fo:margin-top="0.1666in" fo:line-height="100%"/>
    </style:style>
    <style:style style:name="T34" style:parent-style-name="DefaultParagraphFont" style:family="text">
      <style:text-properties fo:font-weight="bold" style:font-weight-asian="bold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justify" fo:margin-top="0.1666in" fo:line-height="100%"/>
    </style:style>
    <style:style style:name="P37" style:parent-style-name="Standard" style:family="paragraph">
      <style:paragraph-properties fo:text-align="justify" fo:margin-top="0.1666in" fo:line-height="100%"/>
    </style:style>
    <style:style style:name="P38" style:parent-style-name="Standard" style:family="paragraph">
      <style:paragraph-properties fo:text-align="justify" fo:margin-top="0.1666in" fo:line-height="100%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text-align="justify" fo:margin-top="0.1666in" fo:line-height="100%"/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ableRow51" style:family="table-row">
      <style:table-row-properties style:min-row-height="2.7402in"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 fo:margin-top="0.1666in" fo:line-height="100%"/>
    </style:style>
    <style:style style:name="T54" style:parent-style-name="DefaultParagraphFont" style:family="text">
      <style:text-properties fo:font-weight="bold" style:font-weight-asian="bold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justify" fo:margin-top="0.1666in" fo:line-height="100%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TableRow70" style:family="table-row">
      <style:table-row-properties style:min-row-height="1.0895in" style:use-optimal-row-height="false"/>
    </style:style>
    <style:style style:name="TableCell7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margin-top="0.1666in" fo:line-height="100%"/>
    </style:style>
    <style:style style:name="T73" style:parent-style-name="DefaultParagraphFont" style:family="text">
      <style:text-properties fo:font-weight="bold" style:font-weight-asian="bold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Row86" style:family="table-row">
      <style:table-row-properties style:min-row-height="1.2777in"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top="0.1666in" fo:line-height="100%"/>
    </style:style>
    <style:style style:name="T89" style:parent-style-name="DefaultParagraphFont" style:family="text">
      <style:text-properties fo:font-weight="bold" style:font-weight-asian="bold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Row102" style:family="table-row">
      <style:table-row-properties style:min-row-height="0.9013in"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top="0.1666in" fo:line-height="100%"/>
    </style:style>
    <style:style style:name="T105" style:parent-style-name="DefaultParagraphFont" style:family="text">
      <style:text-properties fo:font-weight="bold" style:font-weight-asian="bold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Row118" style:family="table-row">
      <style:table-row-properties style:min-row-height="2.218in"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 fo:margin-top="0.1666in" fo:line-height="100%"/>
    </style:style>
    <style:style style:name="T121" style:parent-style-name="DefaultParagraphFont" style:family="text">
      <style:text-properties fo:font-weight="bold" style:font-weight-asian="bold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P134" style:parent-style-name="Standard" style:family="paragraph">
      <style:paragraph-properties fo:text-align="justify" fo:margin-top="0.1666in" fo:margin-bottom="0.1666in" fo:line-height="100%"/>
    </style:style>
    <style:style style:name="T135" style:parent-style-name="DefaultParagraphFont" style:family="text">
      <style:text-properties fo:font-weight="bold" style:font-weight-asian="bold"/>
    </style:style>
    <style:style style:name="P136" style:parent-style-name="Standard" style:family="paragraph">
      <style:paragraph-properties fo:text-align="justify" fo:margin-top="0.1666in" fo:margin-bottom="0.1666in" fo:line-height="100%"/>
    </style:style>
    <style:style style:name="P137" style:parent-style-name="Standard" style:family="paragraph">
      <style:paragraph-properties fo:text-align="justify" fo:margin-top="0.1666in" fo:margin-bottom="0.1666in" fo:line-height="100%"/>
    </style:style>
    <style:style style:name="P138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3">
            <text:p text:style-name="P14"><text:span text:style-name="T15">Supplier</text:span></text:p>
          </table:table-cell>
          <table:table-cell table:style-name="TableCell16">
            <text:p text:style-name="P17"><text:span text:style-name="T18">Warehouse Transporter</text:span></text:p>
          </table:table-cell>
          <table:table-cell table:style-name="TableCell19">
            <text:p text:style-name="P20"><text:span text:style-name="T21">Warehouse</text:span></text:p>
          </table:table-cell>
          <table:table-cell table:style-name="TableCell22">
            <text:p text:style-name="P23"><text:span text:style-name="T24">Warehouse-to-store transporter</text:span></text:p>
          </table:table-cell>
          <table:table-cell table:style-name="TableCell25">
            <text:p text:style-name="P26"><text:span text:style-name="T27">Store</text:span></text:p>
          </table:table-cell>
          <table:table-cell table:style-name="TableCell28">
            <text:p text:style-name="P29"><text:span text:style-name="T30">Customer</text:span></text:p>
          </table:table-cell>
        </table:table-row>
        <table:table-row table:style-name="TableRow31">
          <table:table-cell table:style-name="TableCell32">
            <text:p text:style-name="P33"><text:span text:style-name="T34">What?</text:span></text:p>
          </table:table-cell>
          <table:table-cell table:style-name="TableCell35">
            <text:p text:style-name="P36">What are the machineries used to produce goods by suppliers?</text:p>
            <text:p text:style-name="P37"><text:s/></text:p>
            <text:p text:style-name="P38">What are the types of contracts they have?</text:p>
          </table:table-cell>
          <table:table-cell table:style-name="TableCell39">
            <text:p text:style-name="P40">What is used by transporters to transport goods?</text:p>
          </table:table-cell>
          <table:table-cell table:style-name="TableCell41">
            <text:p text:style-name="P42">What is the size of the Warehouse?</text:p>
          </table:table-cell>
          <table:table-cell table:style-name="TableCell43">
            <text:p text:style-name="P44">What is used by transporters to transports goods from warehouse to store?</text:p>
          </table:table-cell>
          <table:table-cell table:style-name="TableCell45">
            <text:p text:style-name="P46">What is the size of the buffer supply area?</text:p>
            <text:p text:style-name="P47"><text:s/></text:p>
            <text:p text:style-name="P48">What are the different goods that are kept in stores?</text:p>
          </table:table-cell>
          <table:table-cell table:style-name="TableCell49">
            <text:p text:style-name="P50">What type of goods have more demanded by customers?</text:p>
          </table:table-cell>
        </table:table-row>
        <table:table-row table:style-name="TableRow51">
          <table:table-cell table:style-name="TableCell52">
            <text:p text:style-name="P53"><text:span text:style-name="T54">How?</text:span></text:p>
          </table:table-cell>
          <table:table-cell table:style-name="TableCell55">
            <text:p text:style-name="P56">How supplier produces goods?</text:p>
          </table:table-cell>
          <table:table-cell table:style-name="TableCell57">
            <text:p text:style-name="P58">How much time its take to transport goods to warehouse?</text:p>
          </table:table-cell>
          <table:table-cell table:style-name="TableCell59">
            <text:p text:style-name="P60">How many warehouses are there?</text:p>
          </table:table-cell>
          <table:table-cell table:style-name="TableCell61">
            <text:p text:style-name="P62">How are the schedules arrived at?</text:p>
          </table:table-cell>
          <table:table-cell table:style-name="TableCell63">
            <text:p text:style-name="P64">How many stores are located in one supermarket?</text:p>
            <text:p text:style-name="P65"><text:s/></text:p>
            <text:p text:style-name="P66">How is the store infrastructure?</text:p>
          </table:table-cell>
          <table:table-cell table:style-name="TableCell67">
            <text:p text:style-name="P68">How is the store layout optimized?</text:p>
            <text:p text:style-name="P69"><text:s/></text:p>
          </table:table-cell>
        </table:table-row>
        <table:table-row table:style-name="TableRow70">
          <table:table-cell table:style-name="TableCell71">
            <text:p text:style-name="P72"><text:span text:style-name="T73">Who?</text:span></text:p>
          </table:table-cell>
          <table:table-cell table:style-name="TableCell74">
            <text:p text:style-name="P75">Who are the suppliers?</text:p>
          </table:table-cell>
          <table:table-cell table:style-name="TableCell76">
            <text:p text:style-name="P77">Who are the transporters?</text:p>
          </table:table-cell>
          <table:table-cell table:style-name="TableCell78">
            <text:p text:style-name="P79"><text:s/></text:p>
          </table:table-cell>
          <table:table-cell table:style-name="TableCell80">
            <text:p text:style-name="P81">Who are the warehouse to store transpoters?</text:p>
          </table:table-cell>
          <table:table-cell table:style-name="TableCell82">
            <text:p text:style-name="P83"><text:s/></text:p>
          </table:table-cell>
          <table:table-cell table:style-name="TableCell84">
            <text:p text:style-name="P85">Who are the target customers?</text:p>
          </table:table-cell>
        </table:table-row>
        <table:table-row table:style-name="TableRow86">
          <table:table-cell table:style-name="TableCell87">
            <text:p text:style-name="P88"><text:span text:style-name="T89">When?</text:span></text:p>
          </table:table-cell>
          <table:table-cell table:style-name="TableCell90">
            <text:p text:style-name="P91"><text:s/></text:p>
          </table:table-cell>
          <table:table-cell table:style-name="TableCell92">
            <text:p text:style-name="P93">When transporters supply the good to warehouse?</text:p>
          </table:table-cell>
          <table:table-cell table:style-name="TableCell94">
            <text:p text:style-name="P95">When do the warehouses receive goods from the transporters?</text:p>
          </table:table-cell>
          <table:table-cell table:style-name="TableCell96">
            <text:p text:style-name="P97">When transporters dispatch goods from warehouse?</text:p>
          </table:table-cell>
          <table:table-cell table:style-name="TableCell98">
            <text:p text:style-name="P99">When does stores receive the goods from transporters?</text:p>
          </table:table-cell>
          <table:table-cell table:style-name="TableCell100">
            <text:p text:style-name="P101">When do they visit the store?</text:p>
          </table:table-cell>
        </table:table-row>
        <text:soft-page-break/>
        <table:table-row table:style-name="TableRow102">
          <table:table-cell table:style-name="TableCell103">
            <text:p text:style-name="P104"><text:span text:style-name="T105">Where?</text:span></text:p>
          </table:table-cell>
          <table:table-cell table:style-name="TableCell106">
            <text:p text:style-name="P107">Where are the suppliers located?</text:p>
          </table:table-cell>
          <table:table-cell table:style-name="TableCell108">
            <text:p text:style-name="P109"><text:s/></text:p>
          </table:table-cell>
          <table:table-cell table:style-name="TableCell110">
            <text:p text:style-name="P111">Where is the Warehouse located?</text:p>
          </table:table-cell>
          <table:table-cell table:style-name="TableCell112">
            <text:p text:style-name="P113"><text:s/></text:p>
          </table:table-cell>
          <table:table-cell table:style-name="TableCell114">
            <text:p text:style-name="P115">Where are the stores located?</text:p>
          </table:table-cell>
          <table:table-cell table:style-name="TableCell116">
            <text:p text:style-name="P117"><text:s/></text:p>
          </table:table-cell>
        </table:table-row>
        <table:table-row table:style-name="TableRow118">
          <table:table-cell table:style-name="TableCell119">
            <text:p text:style-name="P120"><text:span text:style-name="T121">Which?</text:span></text:p>
          </table:table-cell>
          <table:table-cell table:style-name="TableCell122">
            <text:p text:style-name="P123"><text:s/></text:p>
          </table:table-cell>
          <table:table-cell table:style-name="TableCell124">
            <text:p text:style-name="P125">Which prominent routes are used by the transporters for navigating between the suppliers and the warehouses?</text:p>
          </table:table-cell>
          <table:table-cell table:style-name="TableCell126">
            <text:p text:style-name="P127">Which warehouses have highest and lowest capacity of storing goods?</text:p>
          </table:table-cell>
          <table:table-cell table:style-name="TableCell128">
            <text:p text:style-name="P129">Which prominent routes are used by the transporters for supply goods from warehouse to store?</text:p>
          </table:table-cell>
          <table:table-cell table:style-name="TableCell130">
            <text:p text:style-name="P131"><text:s/></text:p>
          </table:table-cell>
          <table:table-cell table:style-name="TableCell132">
            <text:p text:style-name="P133"><text:s/></text:p>
          </table:table-cell>
        </table:table-row>
      </table:table>
      <text:p text:style-name="P134"><text:span text:style-name="T135">5Ws + How analysis for the 6 entities in WalStore Operations</text:span></text:p>
      <text:p text:style-name="P136"/>
      <text:p text:style-name="P137"><text:s/></text:p>
      <text:p text:style-name="P13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1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shanta</dc:creator>
    <meta:creation-date>2021-10-30T05:24:00Z</meta:creation-date>
    <dc:date>2021-10-30T06:20:00Z</dc:date>
    <meta:template xlink:href="Normal" xlink:type="simple"/>
    <meta:editing-cycles>4</meta:editing-cycles>
    <meta:editing-duration>PT2100S</meta:editing-duration>
    <meta:document-statistic meta:page-count="2" meta:paragraph-count="3" meta:word-count="243" meta:character-count="1628" meta:row-count="11" meta:non-whitespace-character-count="1388"/>
  </office:meta>
</office:document-meta>
</file>